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ktiNarrow1" svg:font-family="MuktiNarrow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15.399cm" fo:margin-left="0.963cm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0.945cm"/>
    </style:style>
    <style:style style:name="Table1.B" style:family="table-column">
      <style:table-column-properties style:column-width="4.135cm"/>
    </style:style>
    <style:style style:name="Table1.C" style:family="table-column">
      <style:table-column-properties style:column-width="10.3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1bf3fd" officeooo:paragraph-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22f066" officeooo:paragraph-rsid="0022f0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alibri1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officeooo:rsid="000634b4"/>
    </style:style>
    <style:style style:name="T5" style:family="text">
      <style:text-properties style:font-name="Calibri" fo:font-size="11pt" officeooo:rsid="000634b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7c4b"/>
    </style:style>
    <style:style style:name="T8" style:family="text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promotion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salary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tea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6">Date</text:span>: <text:variable-set text:name="letterdate" office:value-type="string">letterdate</text:variable-set></text:p>
      <text:p text:style-name="P1"><text:span text:style-name="T6">Reference</text:span>: SECL/OP/HR/SE/2022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8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7">Salary enhancement</text:span><text:span text:style-name="T7"><text:variable-set text:name="promotion" office:value-type="string">promotion</text:variable-set>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2">It is our pleasure to let you know that, based on your job experience, <text:span text:style-name="T4">performance</text:span> and effort in the organization, Spectrum Engineering Consortium Ltd. is offering you a salary enhancement<text:span text:style-name="T7"><text:variable-set text:name="promotion" office:value-type="string">promotion</text:variable-set></text:span>. Please note that th<text:span text:style-name="T5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4">Wing</text:p>
          </table:table-cell>
          <table:table-cell table:style-name="Table1.C1" office:value-type="string">
            <text:p text:style-name="P4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4">Unit</text:p>
          </table:table-cell>
          <table:table-cell table:style-name="Table1.C2" office:value-type="string">
            <text:p text:style-name="P4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7">Team</text:p>
          </table:table-cell>
          <table:table-cell table:style-name="Table1.C2" office:value-type="string">
            <text:p text:style-name="P7"><text:variable-set text:name="team" office:value-type="string">team</text:variable-set></text:p>
          </table:table-cell>
        </table:table-row>
        <table:table-row table:style-name="Table1.1"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4">Grade</text:p>
          </table:table-cell>
          <table:table-cell table:style-name="Table1.C2" office:value-type="string">
            <text:p text:style-name="P4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4">Designation</text:p>
          </table:table-cell>
          <table:table-cell table:style-name="Table1.C2" office:value-type="string">
            <text:p text:style-name="P4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4">Reporting Supervisor</text:p>
          </table:table-cell>
          <table:table-cell table:style-name="Table1.C2" office:value-type="string">
            <text:p text:style-name="P4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4">Increment Amount</text:p>
          </table:table-cell>
          <table:table-cell table:style-name="Table1.C2" office:value-type="string">
            <text:p text:style-name="P5">BDT <text:variable-set text:name="increment" office:value-type="string">increment</text:variable-set></text:p>
          </table:table-cell>
        </table:table-row>
        <table:table-row table:style-name="Table1.1"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4">Final Remuneration</text:p>
          </table:table-cell>
          <table:table-cell table:style-name="Table1.C2" office:value-type="string">
            <text:p text:style-name="P5">BDT <text:variable-set text:name="salary" office:value-type="string">salary</text:variable-set></text:p>
          </table:table-cell>
        </table:table-row>
        <table:table-row table:style-name="Table1.1"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4">Effective Date</text:p>
          </table:table-cell>
          <table:table-cell table:style-name="Table1.C2" office:value-type="string">
            <text:p text:style-name="P6"><text:variable-set text:name="effectivefrom" office:value-type="string">effectivefrom</text:variable-set></text:p>
          </table:table-cell>
        </table:table-row>
      </table:table>
      <text:p text:style-name="Text_20_body"/>
      <text:p text:style-name="Text_20_body">Spectrum wishes you a great future and looks forward to a very fruitful journey <text:span text:style-name="T5">together</text:span> in coming <text:span text:style-name="T5">days</text:span>.</text:p>
      <text:p text:style-name="Text_20_body"/>
      <text:p text:style-name="Text_20_body">For Spectrum Engineering Consortium Ltd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xml:id="list960920260" text:style-name="L1">
        <text:list-item>
          <text:p text:style-name="P3">Personal File</text:p>
        </text:list-item>
        <text:list-item>
          <text:p text:style-name="P3">Office Copy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ktiNarrow1" svg:font-family="MuktiNarrow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true" fo:line-height="100%" fo:text-align="justify" style:justify-single-word="false" style:page-number="auto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2:55:20.524000000</meta:creation-date>
    <dc:date>2022-04-06T15:45:38.318240152</dc:date>
    <meta:editing-duration>PT3H43M15S</meta:editing-duration>
    <meta:editing-cycles>16</meta:editing-cycles>
    <meta:generator>LibreOffice/6.4.7.2$Linux_X86_64 LibreOffice_project/40$Build-2</meta:generator>
    <meta:document-statistic meta:table-count="1" meta:image-count="0" meta:object-count="0" meta:page-count="1" meta:paragraph-count="43" meta:word-count="133" meta:character-count="887" meta:non-whitespace-character-count="793"/>
  </office:meta>
</office:document-meta>
</file>